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size="10pt" fo:font-weight="normal" officeooo:rsid="00110097" officeooo:paragraph-rsid="0005c72e" style:font-name-asian="Liberation Serif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Liberation Serif" fo:font-size="10pt" fo:font-weight="normal" officeooo:rsid="00110097" officeooo:paragraph-rsid="000295cb" style:font-name-asian="Liberation Seri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font-name="Liberation Serif" fo:font-size="10pt" fo:font-weight="normal" officeooo:rsid="0019f49b" officeooo:paragraph-rsid="0005c72e" style:font-name-asian="Liberation Seri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font-name="Liberation Serif" fo:font-size="10pt" fo:font-weight="normal" officeooo:rsid="001eab69" officeooo:paragraph-rsid="0005c72e" style:font-name-asian="Liberation Seri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font-name="Liberation Serif" fo:font-size="10pt" fo:font-weight="normal" officeooo:rsid="001959b9" officeooo:paragraph-rsid="00190da5" style:font-name-asian="Liberation Seri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font-name="Liberation Serif" fo:font-size="10pt" fo:font-weight="normal" officeooo:rsid="001959b9" officeooo:paragraph-rsid="0005c72e" style:font-name-asian="Liberation Seri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fo:text-align="end" style:justify-single-word="false"/>
      <style:text-properties style:font-name="Liberation Serif" fo:font-size="10pt" fo:font-weight="bold" officeooo:rsid="00110097" officeooo:paragraph-rsid="0005c72e" style:font-name-asian="Liberation Serif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erif" fo:font-size="10pt" fo:font-weight="bold" officeooo:rsid="00110097" officeooo:paragraph-rsid="0005c72e" style:font-name-asian="Liberation Serif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15%"/>
      <style:text-properties style:font-name="Liberation Serif" fo:font-size="10pt" fo:font-weight="bold" officeooo:rsid="00110097" officeooo:paragraph-rsid="0005c72e" style:font-name-asian="Liberation Seri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15%"/>
      <style:text-properties style:font-name="Liberation Serif" fo:font-size="10pt" fo:font-weight="bold" officeooo:rsid="001959b9" officeooo:paragraph-rsid="00190da5" style:font-name-asian="Liberation Serif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15%"/>
      <style:text-properties style:font-name="Liberation Serif" fo:font-size="10pt" fo:font-weight="bold" officeooo:rsid="00190da5" officeooo:paragraph-rsid="00190da5" style:font-name-asian="Liberation Serif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rsid="001120de" officeooo:paragraph-rsid="000295cb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120de" officeooo:paragraph-rsid="0018516d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120de" officeooo:paragraph-rsid="0019f759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0295cb" officeooo:paragraph-rsid="000295c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/>
      <style:text-properties fo:font-size="10pt" fo:font-weight="normal" officeooo:rsid="00110097" officeooo:paragraph-rsid="001120de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1b9543" officeooo:paragraph-rsid="001b9543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bold" officeooo:rsid="001120de" officeooo:paragraph-rsid="000295cb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190da5" officeooo:paragraph-rsid="00190da5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rsid="0019f759" officeooo:paragraph-rsid="0019f759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bold" officeooo:rsid="001b9543" officeooo:paragraph-rsid="001b954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.0398in" fo:margin-bottom="0.0398in" loext:contextual-spacing="false" fo:line-height="115%"/>
      <style:text-properties style:font-name="Liberation Serif" fo:font-size="10pt" fo:font-weight="normal" officeooo:rsid="0019f49b" officeooo:paragraph-rsid="0005c72e" style:font-name-asian="Liberation Seri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15%"/>
      <style:text-properties style:font-name="Liberation Serif" fo:font-size="10pt" fo:font-weight="bold" officeooo:rsid="00110097" officeooo:paragraph-rsid="0005c72e" style:font-name-asian="Liberation Serif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15%"/>
      <style:text-properties style:font-name="Liberation Serif" fo:font-size="10pt" fo:font-weight="normal" officeooo:rsid="00182316" officeooo:paragraph-rsid="001120de" style:font-name-asian="Liberation Seri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/>
      <style:text-properties style:font-name="Liberation Serif" fo:font-size="10pt" fo:font-weight="normal" officeooo:rsid="00190da5" officeooo:paragraph-rsid="00190da5" style:font-name-asian="Liberation Serif" style:font-size-asian="10pt" style:font-weight-asian="normal" style:font-size-complex="10pt" style:font-weight-complex="normal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1120de" style:font-name-asian="Liberation Serif"/>
    </style:style>
    <style:style style:name="T3" style:family="text">
      <style:text-properties style:font-name="Liberation Serif" officeooo:rsid="00182316" style:font-name-asian="Liberation Serif"/>
    </style:style>
    <style:style style:name="T4" style:family="text">
      <style:text-properties style:font-name="Liberation Serif" officeooo:rsid="0027bd19" style:font-name-asian="Liberation Serif"/>
    </style:style>
    <style:style style:name="T5" style:family="text">
      <style:text-properties officeooo:rsid="00190da5"/>
    </style:style>
    <style:style style:name="T6" style:family="text">
      <style:text-properties officeooo:rsid="00182316"/>
    </style:style>
    <style:style style:name="T7" style:family="text">
      <style:text-properties officeooo:rsid="0019f759"/>
    </style:style>
    <style:style style:name="T8" style:family="text">
      <style:text-properties officeooo:rsid="001b9543"/>
    </style:style>
    <style:style style:name="T9" style:family="text">
      <style:text-properties officeooo:rsid="001120de"/>
    </style:style>
    <style:style style:name="T10" style:family="text">
      <style:text-properties officeooo:rsid="001d7783"/>
    </style:style>
    <style:style style:name="T11" style:family="text">
      <style:text-properties officeooo:rsid="001ecddf"/>
    </style:style>
    <style:style style:name="T12" style:family="text">
      <style:text-properties officeooo:rsid="0020bcaf"/>
    </style:style>
    <style:style style:name="T13" style:family="text">
      <style:text-properties officeooo:rsid="0022989b"/>
    </style:style>
    <style:style style:name="T14" style:family="text">
      <style:text-properties officeooo:rsid="0025d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졸업논문 주제 제안서 <text:span text:style-name="T14">(w/ 예비실험)</text:span></text:p>
      <text:p text:style-name="P7">2016-19620 정대용</text:p>
      <text:p text:style-name="P9"/>
      <text:p text:style-name="P1"/>
      <text:p text:style-name="P9">Topic</text:p>
      <text:p text:style-name="P16"><text:span text:style-name="T1">POS-aware </text:span><text:span text:style-name="T3">CoSDA-ML</text:span><text:span text:style-name="T4">의</text:span><text:span text:style-name="T1"> </text:span><text:span text:style-name="T2">Low Resource Language</text:span><text:span text:style-name="T1"> 감성분류 </text:span><text:span text:style-name="T3">성능 분석과 도구 개발</text:span></text:p>
      <text:p text:style-name="P24"/>
      <text:p text:style-name="P10"><text:span text:style-name="T5">General </text:span><text:span text:style-name="T6">Problem Definition</text:span></text:p>
      <text:p text:style-name="P5">Low-Resource Language (이하 LL)는 NLP 태스크를 진행하기 어렵다. <text:span text:style-name="T7">LL의 학습 </text:span>데이터 부족 문제를 해결하기 위해, 데이터 증강 기법과 언어 전이 학습이 발전하였다.</text:p>
      <text:p text:style-name="P5"/>
      <text:p text:style-name="P11">Specific Problem Definition</text:p>
      <text:p text:style-name="P25">(1) PA-CoSDA-ML은 데이터 증강 측면과 언어 전이 학습 측면에서 새로운 방법을 제안하였으나, 이는 영어와 거리가 가까운 언어나 HL에 대한 결과였을 뿐, 실제 LL에서의 효과는 경험적으로 보인 바 없다.</text:p>
      <text:p text:style-name="P25">(2) CoSDA-ML과 PA-CoSDA-ML은 M-BERT와 XLM을 사전학습 모델로 사용했으나, 감성분류에 사용된 tgt언어는 XLM에 사전학습된 바 없어 실험 자체를 진행하지 않았다. 이후 뛰어난 성능의 XLM-R이 등장하였기에, XLM-R로 모델을 교체 실험해볼 필요가 있다.</text:p>
      <text:p text:style-name="P25">(3) PA-CoSDA-ML을 LL에 적용하기 위해 English-LL 사전을 구해야 하는데, LL 특성상 해당 표준화된 사전을 구하기 어렵다.</text:p>
      <text:p text:style-name="P12"/>
      <text:p text:style-name="P20">Content</text:p>
      <text:p text:style-name="P12">(1) PA-CoSDA-ML을 XLM-R 기반으로 변경한다.</text:p>
      <text:p text:style-name="P12">(2) 사전(EN-LL dictionary) 빌드 도구를 개발한다. (구글 translate api 활용)</text:p>
      <text:p text:style-name="P12">(3) (1)과 (2) 진행 후 완성된 PA-CoSDA-ML에 5개 이상의 LL을 적용시켜 CoSDA-ML과의 성능을 비교 분석한다.</text:p>
      <text:p text:style-name="P12"/>
      <text:p text:style-name="P21">의의</text:p>
      <text:p text:style-name="P17">(1) PA-CoSDA-ML에 <text:span text:style-name="T9">SOTA 언어 모델을 적용함으로써 가장 높은 성능을 끌어낼 수 있다.</text:span></text:p>
      <text:p text:style-name="P14"><text:span text:style-name="T8">(2) 사전 빌드 도구의 개발은 </text:span>CoSDA-ML의 실험에 핵심적인 툴을 제공하여 후속 연구를 촉진시킬 수 있을 뿐 아니라, <text:span text:style-name="T8">LL의 데이터 확보 자체에도 도움이 된다. </text:span></text:p>
      <text:p text:style-name="P17">(3) <text:span text:style-name="T11">SOTA를 달성한 모델에</text:span> 실제 LL을 적용해봄으로써 희귀 언어의 재구라는 NLP 본연의 목적을 달성할 수 있다.</text:p>
      <text:p text:style-name="P12"/>
      <text:p text:style-name="P18">예비 실험 결과</text:p>
      <text:p text:style-name="P12">(1) XLM-R 기반 PA-CoSDA-ML의 결과가 XLM 및 <text:span text:style-name="T13">MBERT </text:span>기반 PA-CoSDA-ML의 결과보다 뛰어난 성능을 내었다. (실험한 언어에서 f1 값이 모두 2%p이상 상승)</text:p>
      <text:p text:style-name="P12">(2) PA-CoSDA-ML을 영어와 거리가 먼 새로운 언어에 적용했을 때에도 좋은 CoSDA-ML보다 뛰어난 성능을 내었다. <text:span text:style-name="T12">(한국어의 경우 80%이상을 기록)</text:span></text:p>
      <text:p text:style-name="P12"/>
      <text:p text:style-name="P12"/>
      <text:p text:style-name="P19">Background</text:p>
      <text:p text:style-name="P12"/>
      <text:p text:style-name="P12">CoSDA-ML이란?</text:p>
      <text:p text:style-name="P12"><text:tab/>CoSDA-ML은 (Libo Qin et al.)이 제안한 언어 전이 학습에서의 코드 스위칭 데이터 증강 기법이다. 데이터가 풍부한 src 언어의 문장 내 토큰들을, 데이터가 부족한 tgt 언어의 토큰으로 교체하는 방식에서 나아가, 두 개 이상의 tgt 언어들의 토큰들로 교체하는 것이 핵심적인 알고리즘이다. 이를 통해 같은 intent에 대해 백터공간 내에서 언어 간 거리를 더욱 가깝고 더 크게 overlap 시킬 수 있음을 보였다.</text:p>
      <text:p text:style-name="P15"/>
      <text:p text:style-name="P13">POS-aware <text:span text:style-name="T10">CoSDA-ML (PA-CoSDA-ML)</text:span></text:p>
      <text:p text:style-name="P13"><text:tab/>Code switching data augmentation은, zero-shot 언어 전이 학습에서, src 언어 문장의 토큰을 code-switching하는 방식으로 tgt 언어의 데이터를 증강하는 기법을 의미한다. tgt 언어와 src 언어의 dictionary만으로 데이터를 쉽게 증강할 수 있기 때문에 low resource language의 NLP 태스크에 곧잘 사용된다. POS-aware은 Code switching시에 품사 <text:soft-page-break/>정보를 바탕으로 교체할 토큰을 선택하는 기법이다. ADJ, ADV, V가 다른 품사에 비해 더 큰 감성 정보를 갖기 때문에 해당 방식을 통해 감성분류 태스크의 성능을 제고할 수 있다. </text:p>
      <text:p text:style-name="P2"/>
      <text:p text:style-name="P1"/>
      <text:p text:style-name="P4"><text:span text:style-name="T12">PA-CoSDA-ML의 </text:span>Algorithm</text:p>
      <text:p text:style-name="P3">CAND = {adj, adv, v}</text:p>
      <text:p text:style-name="P22">for TOKEN in src_sentence:</text:p>
      <text:p text:style-name="P22"><text:tab/>if TOKEN is in CAND:</text:p>
      <text:p text:style-name="P22"><text:tab/><text:tab/>ReplaceToken()</text:p>
      <text:p text:style-name="P22"><text:tab/>if TOKEN is not in CAND:</text:p>
      <text:p text:style-name="P22"><text:tab/><text:tab/>Do as CoSDA-ML</text:p>
      <text:p text:style-name="P3"><text:tab/><text:tab/>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7:48:21.843508592</meta:creation-date>
    <meta:generator>LibreOffice/6.4.7.2$Linux_X86_64 LibreOffice_project/40$Build-2</meta:generator>
    <dc:date>2022-01-13T13:18:06.935980549</dc:date>
    <meta:editing-duration>PT13H47M25S</meta:editing-duration>
    <meta:editing-cycles>31</meta:editing-cycles>
    <meta:document-statistic meta:table-count="0" meta:image-count="0" meta:object-count="0" meta:page-count="2" meta:paragraph-count="34" meta:word-count="991" meta:character-count="1999" meta:non-whitespace-character-count="1617"/>
  </office:meta>
</office:document-meta>
</file>